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Standard">
      <style:text-properties fo:language="bg" fo:country="BG"/>
    </style:style>
    <style:style style:name="P3" style:family="paragraph" style:parent-style-name="Standard">
      <style:text-properties fo:language="bg" fo:country="BG" fo:background-color="#b3b3b3"/>
    </style:style>
    <style:style style:name="P4" style:family="paragraph" style:parent-style-name="Standard">
      <style:text-properties fo:language="bg" fo:country="BG" fo:background-color="transparent"/>
    </style:style>
    <style:style style:name="P5" style:family="paragraph" style:parent-style-name="Standard">
      <style:paragraph-properties fo:text-align="center" style:justify-single-word="false"/>
      <style:text-properties fo:font-size="24pt" fo:language="bg" fo:country="BG" style:font-size-asian="24pt" style:font-size-complex="24pt"/>
    </style:style>
    <style:style style:name="P6" style:family="paragraph" style:parent-style-name="Standard">
      <style:text-properties fo:font-size="18pt" fo:language="bg" fo:country="BG" style:font-size-asian="18pt" style:font-size-complex="18pt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fo:background-color="transparent"/>
    </style:style>
    <style:style style:name="P9" style:family="paragraph" style:parent-style-name="Standard">
      <style:text-properties fo:background-color="#b3b3b3"/>
    </style:style>
    <style:style style:name="P10" style:family="paragraph" style:parent-style-name="Standard">
      <style:text-properties fo:background-color="transparent"/>
    </style:style>
    <style:style style:name="T1" style:family="text">
      <style:text-properties fo:language="bg" fo:country="BG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b3b3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mashno po SEM </text:p>
      <text:p text:style-name="Text_20_body">1.Проведен е изпит на студенти с 3 въпроса с максимална оценка 5. <text:line-break/>Въведете данните за <text:line-break/>въпросите така. Първия въпрос с 'c()' символ за конкатенация. Втория <text:line-break/>въпрос със 'scan()'. </text:p>
      <text:p text:style-name="Text_20_body">Napravete purvo za 1 i za 2 otdelnoo i posle za 2te zaedno. Ot neq da polu4im onazi tablica s procentite s //prop.table(a,b)</text:p>
      <text:p text:style-name="Text_20_body"><text:s/>Направете barplot графика за въпроси <text:line-break/>2 и 3 като стълбовете да са едно върху друго (а не едно до друго). <text:line-break/>Направете side-by-side <text:line-break/>boxplot за всички три въпроса. От кой въпрос резултата е най-добър <text:line-break/>(съдейки по side-by-side <text:line-break/>boxplot-a). Opishete polu4enite grafiki</text:p>
      <text:p text:style-name="Text_20_body">Въпрос|1   2      3 </text:p>
      <text:p text:style-name="Text_20_body">1        3       5      1 <text:line-break/>2        3       2      3 <text:line-break/>3        3       5      1 </text:p>
      <text:p text:style-name="Text_20_body">4        4       5      1 <text:line-break/>5        3       2      1 <text:line-break/>6        4       2      3 </text:p>
      <text:p text:style-name="Text_20_body">7        3       5      1 <text:line-break/>8        4       5      1 <text:line-break/>9        3       4      1 <text:line-break/>10       4       2      1 </text:p>
      <text:p text:style-name="Text_20_body">2. В библиотека MASS са данните UScereal, които съдържат информация за <text:line-break/>най-известните <text:line-break/>зърнени закуски в САЩ. Изследвайте връзките и коментирайте това, което <text:line-break/>виждате. Може да <text:line-break/>използвате таблици, barplot графики и т.н.) <text:line-break/>1) Връзката manifacturer and shelf <text:line-break/>2) Връзката fat and vitamins <text:line-break/>3) Връзката fat and shelf <text:line-break/>4) Връзката carbohydrates and sugar (въглехидрати! и захар) <text:line-break/>5) Връзката fibre and manifacturer <text:line-break/>6) Връзката Sodium and sugar (натрий и захар) </text:p>
      <text:p text:style-name="Text_20_body">library(MASS) <text:line-break/>data(UScereal) <text:line-break/>attach(UScereal) <text:line-break/>names(UScereal) </text:p>
      <text:p text:style-name="Text_20_body">Има ли линейна зависимост или няма.По графики дали има някаква връзка. <text:line-break/>Абе изобщо да го <text:line-break/>погледнете. Най-общо дали съдържанието на мазнини влияе между <text:line-break/>влиянието на мазнини. </text:p>
      <text:p text:style-name="Text_20_body">3. Данните съдържат информация за бебетата и техните майки. Има 1236 <text:line-break/>наблюдения. Намерете <text:line-break/>коефициента на корелация между векторите 'age' и 'weight' на Pearson <text:line-break/>and Spearman както и <text:line-break/><text:soft-page-break/>'height' и 'weight'. Коментирайте получените стойности. </text:p>
      <text:p text:style-name="Text_20_body">library(UsingR) <text:line-break/>data(babies) <text:line-break/>attach(babies) </text:p>
      <text:p text:style-name="Text_20_body">4. /Бонус/ Данните oт library(UsingR) - mtcars /по стълбове са <text:line-break/>имената, по редове са <text:line-break/>наблюденията/ <text:line-break/>1)дайте имената на променливите <text:line-break/>2)максималната стойност на вектора mpg /разглеждайте като масив/ <text:line-break/>3)коя кола има максималната стойност <text:line-break/>4)кои са първите 5 коли в списъците <text:line-break/>5)намерете 'Viliant' колко конски сили има (hp) <text:line-break/>6)Намерете всички данни за Mercedes 450SLC <text:line-break/>7)направете линия на регресия(scatterplot) за цилиндри и мили за галон (cyl, mpg) </text:p>
      <text:p text:style-name="Standard">8)obqsnete rezultata nakraq</text:p>
      <text:p text:style-name="Standard"/>
      <text:p text:style-name="Standard"/>
      <text:p text:style-name="Standard"/>
      <text:p text:style-name="P2"/>
      <text:p text:style-name="P2"/>
      <text:p text:style-name="P5">Виталий Ангелов Филипов</text:p>
      <text:p text:style-name="P5">ф.н. 71256</text:p>
      <text:p text:style-name="P5"/>
      <text:p text:style-name="P6">Решения:</text:p>
      <text:p text:style-name="P2"/>
      <text:p text:style-name="P2">Задача 1.</text:p>
      <text:p text:style-name="Standard">q_one = c(3,3,3,4,3,4,3,4,3,4)</text:p>
      <text:p text:style-name="Standard"/>
      <text:p text:style-name="Standard">q_two = scan()</text:p>
      <text:p text:style-name="Standard">1: 5</text:p>
      <text:p text:style-name="Standard">2: 2</text:p>
      <text:p text:style-name="Standard">3: 5</text:p>
      <text:p text:style-name="Standard">4: 5</text:p>
      <text:p text:style-name="Standard">5: 2</text:p>
      <text:p text:style-name="Standard">6: 2</text:p>
      <text:p text:style-name="Standard">7: 5</text:p>
      <text:p text:style-name="Standard">8: 5</text:p>
      <text:p text:style-name="Standard">9: 4</text:p>
      <text:p text:style-name="Standard">10: 2</text:p>
      <text:p text:style-name="Standard">11: </text:p>
      <text:p text:style-name="Standard">Read 10 items</text:p>
      <text:p text:style-name="Standard"/>
      <text:p text:style-name="Standard">q_three = scan()</text:p>
      <text:p text:style-name="Standard">1: 1</text:p>
      <text:p text:style-name="Standard">2: 3</text:p>
      <text:p text:style-name="Standard">3: 1</text:p>
      <text:p text:style-name="Standard">4: 1</text:p>
      <text:p text:style-name="Standard"><text:soft-page-break/>5: 1</text:p>
      <text:p text:style-name="Standard">6: 3</text:p>
      <text:p text:style-name="Standard">7: 1</text:p>
      <text:p text:style-name="Standard">8: 1</text:p>
      <text:p text:style-name="Standard">9: 1</text:p>
      <text:p text:style-name="Standard">10: 1</text:p>
      <text:p text:style-name="Standard">11: </text:p>
      <text:p text:style-name="Standard">Read 10 items</text:p>
      <text:p text:style-name="P7">table(q_one)</text:p>
      <text:p text:style-name="P7">table(q_two)</text:p>
      <text:p text:style-name="P7">table(q_one, q_two)</text:p>
      <text:p text:style-name="Standard">barplot(q_one,q_two)</text:p>
      <text:p text:style-name="P7">kol=c(q_two,q_three)</text:p>
      <text:p text:style-name="P7">barplot(kol)</text:p>
      <text:p text:style-name="P7">boxplot(q_one,q_two,q_three)</text:p>
      <text:p text:style-name="P7"># <text:span text:style-name="T1">Съдейки по </text:span>boxplot-a <text:span text:style-name="T1">въпрос номер 2 е с най-добри оценки измежду 3-те въпроса.</text:span></text:p>
      <text:p text:style-name="Standard">​<text:span text:style-name="T3">///</text:span></text:p>
      <text:p text:style-name="P9">Grades= c(1,1,1,1,1,1,1,1)//tuka vuvejdam vektorite za vuprosite</text:p>
      <text:p text:style-name="P9">grades1 = scan()</text:p>
      <text:p text:style-name="P9">1</text:p>
      <text:p text:style-name="P9">1</text:p>
      <text:p text:style-name="P9">1</text:p>
      <text:p text:style-name="P9">1</text:p>
      <text:p text:style-name="P9">1</text:p>
      <text:p text:style-name="P9">1</text:p>
      <text:p text:style-name="P9">1</text:p>
      <text:p text:style-name="P9">1</text:p>
      <text:p text:style-name="P9">enter + enter</text:p>
      <text:p text:style-name="P9">grades2 = c(2,2,2,,2,2)</text:p>
      <text:p text:style-name="P9">table(grades)</text:p>
      <text:p text:style-name="P9">table(grades1)</text:p>
      <text:p text:style-name="P9">table(grades,grades1)</text:p>
      <text:p text:style-name="P9">barplot(grades1,grades2)//pravi grafikata na dva vektora</text:p>
      <text:p text:style-name="P9">kol=c(grades1,grades2)//kol zalepva dva vektora i gi kara da izglejdat kato edin </text:p>
      <text:p text:style-name="P9">barplot(kol)//pravi grafikata na noviq vektor kol</text:p>
      <text:p text:style-name="P9">boxplot(grades,grades1,grades2)//grafi4noto predstavqne na side-by-side</text:p>
      <text:p text:style-name="P2">Задача 2.</text:p>
      <text:p text:style-name="P2"/>
      <text:p text:style-name="P7">library("MASS")</text:p>
      <text:p text:style-name="P7">data(UScereal)</text:p>
      <text:p text:style-name="P7">attach(UScereal)</text:p>
      <text:p text:style-name="P7">names(UScereal)</text:p>
      <text:p text:style-name="P7"># 1) mfr &amp; shelf</text:p>
      <text:p text:style-name="P7">boxplot(mfr,shelf)</text:p>
      <text:p text:style-name="P7">stripchart(shelf)</text:p>
      <text:p text:style-name="P7">simple.violinplot(shelf)</text:p>
      <text:p text:style-name="P7">par(mfrow=c(1,1))</text:p>
      <text:p text:style-name="P7">plot(mfr,shelf)</text:p>
      <text:p text:style-name="P7">x= mfr</text:p>
      <text:p text:style-name="P7">y=shelf</text:p>
      <text:p text:style-name="P7">lm.res=simple.lm(x,y)</text:p>
      <text:p text:style-name="P7">coef(lm.res)</text:p>
      <text:p text:style-name="P7"><text:soft-page-break/>simple.lm(x,y,show.residuals=TRUE)</text:p>
      <text:p text:style-name="P7">coef(lm.res)[1]</text:p>
      <text:p text:style-name="P7"># 2) fat &amp; vitamins</text:p>
      <text:p text:style-name="P7">boxplot(fat,vitamins)</text:p>
      <text:p text:style-name="P7">stripchart(fat)</text:p>
      <text:p text:style-name="P7">simple.violinplot(fat)</text:p>
      <text:p text:style-name="P7">par(mfrow=c(1,1))</text:p>
      <text:p text:style-name="P7">plot(fat,vitamins)</text:p>
      <text:p text:style-name="P7">z=fat</text:p>
      <text:p text:style-name="P7">s=vitamins</text:p>
      <text:p text:style-name="P7">lm.res=simple.lm(s,z)</text:p>
      <text:p text:style-name="P7">coef(lm.res)</text:p>
      <text:p text:style-name="P7">simple.lm(s,z,show.residuals=TRUE)</text:p>
      <text:p text:style-name="P7">coef(lm.res)[1]</text:p>
      <text:p text:style-name="P7"/>
      <text:p text:style-name="P7"># 3) fat &amp; shelf</text:p>
      <text:p text:style-name="P7">boxplot(fat,shelf)</text:p>
      <text:p text:style-name="P7">stripchart(shelf)</text:p>
      <text:p text:style-name="P7">simple.violinplot(shelf)</text:p>
      <text:p text:style-name="P7">par(mfrow=c(1,1))</text:p>
      <text:p text:style-name="P7">plot(fat,shelf)</text:p>
      <text:p text:style-name="P7">x=fat</text:p>
      <text:p text:style-name="P7">y=shelf</text:p>
      <text:p text:style-name="P7">lm.res=simple.lm(x,y)</text:p>
      <text:p text:style-name="P7">coef(lm.res)</text:p>
      <text:p text:style-name="P7">simple.lm(x,y,show.residuals=TRUE)</text:p>
      <text:p text:style-name="P7">coef(lm.res)[1]</text:p>
      <text:p text:style-name="P7"/>
      <text:p text:style-name="P7"># 4) carbo &amp; sugars</text:p>
      <text:p text:style-name="P7">boxplot(carbo,sugars)</text:p>
      <text:p text:style-name="P7">stripchart(sugars)</text:p>
      <text:p text:style-name="P7">simple.violinplot(sugars)</text:p>
      <text:p text:style-name="P7">par(mfrow=c(1,1))</text:p>
      <text:p text:style-name="P7">plot(carbo,sugars)</text:p>
      <text:p text:style-name="P7">x=carbo</text:p>
      <text:p text:style-name="P7">y=sugars</text:p>
      <text:p text:style-name="P7">lm.res=simple.lm(x,y)</text:p>
      <text:p text:style-name="P7">coef(lm.res)</text:p>
      <text:p text:style-name="P7">simple.lm(x,y,show.residuals=TRUE)</text:p>
      <text:p text:style-name="P7">coef(lm.res)[1]</text:p>
      <text:p text:style-name="P7"/>
      <text:p text:style-name="P7"># 5) fibre &amp; mfr</text:p>
      <text:p text:style-name="P7">boxplot(fibre,mfr)</text:p>
      <text:p text:style-name="P7">stripchart(fibre)</text:p>
      <text:p text:style-name="P7">simple.violinplot(fibre)</text:p>
      <text:p text:style-name="P7">par(mfrow=c(1,1))</text:p>
      <text:p text:style-name="P7">plot(fibre,mfr)</text:p>
      <text:p text:style-name="P7">x=fibre</text:p>
      <text:p text:style-name="P7">y=mfr</text:p>
      <text:p text:style-name="P7">lm.res=simple.lm(y,x)</text:p>
      <text:p text:style-name="P7">coef(lm.res)</text:p>
      <text:p text:style-name="P7">simple.lm(y,x,show.residuals=TRUE)</text:p>
      <text:p text:style-name="P7"><text:soft-page-break/>coef(lm.res)[1]</text:p>
      <text:p text:style-name="P7"/>
      <text:p text:style-name="P7"># 6) sodium &amp; sugars</text:p>
      <text:p text:style-name="P7">boxplot(sodium,sugars)</text:p>
      <text:p text:style-name="P7">stripchart(sugars)</text:p>
      <text:p text:style-name="P7">simple.violinplot(sugars)</text:p>
      <text:p text:style-name="P7">par(mfrow=c(1,1))</text:p>
      <text:p text:style-name="P7">plot(sodium,sugars)</text:p>
      <text:p text:style-name="P7">x=sodium</text:p>
      <text:p text:style-name="P7">y=sugars</text:p>
      <text:p text:style-name="P7">lm.res=simple.lm(x,y)</text:p>
      <text:p text:style-name="P7">coef(lm.res)</text:p>
      <text:p text:style-name="P7">simple.lm(x,y,show.residuals=TRUE)</text:p>
      <text:p text:style-name="P7">coef(lm.res)[1]</text:p>
      <text:p text:style-name="P7"/>
      <text:p text:style-name="P7"/>
      <text:p text:style-name="P9">2-ra zada4a <text:line-break/>library("MASS")</text:p>
      <text:p text:style-name="P9">data(UScereal)</text:p>
      <text:p text:style-name="P9">attach(UScereal)</text:p>
      <text:p text:style-name="P9">names(UScereal)</text:p>
      <text:p text:style-name="P9">#algoritum za reshavane na tazi zada4a i namirane na korelaciq !?</text:p>
      <text:p text:style-name="P9">boxplot(mfr,shelf)#nqkva glupost wtf, kutiq s mustaci</text:p>
      <text:p text:style-name="P9">stripchart(shelf)#markira mi liniqta , spored pravata koqto minava si opredelqm </text:p>
      <text:p text:style-name="P9">#kakva mi e korelaciqta ili neinata zavisimost</text:p>
      <text:p text:style-name="P9">simple.violinplot(shelf)#risuva plutnostta na vektora i ogledalniq obraz</text:p>
      <text:p text:style-name="P9">par(mfrow=c(1,1))#razdelq grafi4no prozoreca na redove i stulbove, a tuka razdelqme edin red na edin stulb. purvoto ot argumentite opredelq reda a vtoroto stulba</text:p>
      <text:p text:style-name="P9">plot(mfr,shelf)</text:p>
      <text:p text:style-name="P9">x = mfr</text:p>
      <text:p text:style-name="P9">y = shelf</text:p>
      <text:p text:style-name="P9">lm.res=simple.lm(x,y)</text:p>
      <text:p text:style-name="P9">coef(lm.res)</text:p>
      <text:p text:style-name="P9">simple.lm(x,y,show.residuals = TRUE)#4erta na 'pierce'</text:p>
      <text:p text:style-name="P9">coef(lm.res)[1]</text:p>
      <text:p text:style-name="P9">#1-umerena korelaciq</text:p>
      <text:p text:style-name="P9">#to4icite sa greshki, kolkoto po skup4eni sa tolkova ne e pravilna</text:p>
      <text:p text:style-name="P9">#cqloto tova neshto i za ostanalite raboti</text:p>
      <text:p text:style-name="P10"/>
      <text:p text:style-name="P4">Задача <text:span text:style-name="T2">3</text:span>.</text:p>
      <text:p text:style-name="P8">library(UsingR)</text:p>
      <text:p text:style-name="P8">data(babies)</text:p>
      <text:p text:style-name="P8">attach(babies)</text:p>
      <text:p text:style-name="P8">names(babies)</text:p>
      <text:p text:style-name="P8"># 1) age &amp; weight</text:p>
      <text:p text:style-name="P8">x=age</text:p>
      <text:p text:style-name="P8">y=wt</text:p>
      <text:p text:style-name="P8">#Pearson</text:p>
      <text:p text:style-name="P8">plot(x,y)</text:p>
      <text:p text:style-name="P8">cor(x,y)</text:p>
      <text:p text:style-name="P8">#има обратно корелиране</text:p>
      <text:p text:style-name="P8">cor(x,y)^2</text:p>
      <text:p text:style-name="P8"><text:soft-page-break/>#<text:span text:style-name="T1">слаба корелация</text:span></text:p>
      <text:p text:style-name="P8">summary(lm.res)</text:p>
      <text:p text:style-name="P8">#Spearman</text:p>
      <text:p text:style-name="P8">rank(x)</text:p>
      <text:p text:style-name="P8">rank(y)</text:p>
      <text:p text:style-name="P8">f=simple.lm(x,y)</text:p>
      <text:p text:style-name="P8">identify(x,y,n=5)</text:p>
      <text:p text:style-name="P8"/>
      <text:p text:style-name="P8">#2) height &amp; weight</text:p>
      <text:p text:style-name="P8">x=ht</text:p>
      <text:p text:style-name="P8">y=wt</text:p>
      <text:p text:style-name="P8">#Pearson</text:p>
      <text:p text:style-name="P8">plot(x,y)</text:p>
      <text:p text:style-name="P8">cor(x,y)</text:p>
      <text:p text:style-name="P8">cor(x,y)^2</text:p>
      <text:p text:style-name="P8">#<text:span text:style-name="T1">слаба корелация</text:span></text:p>
      <text:p text:style-name="P8">summary(lm.res)</text:p>
      <text:p text:style-name="P8">#Spearman</text:p>
      <text:p text:style-name="P8">rank(x)</text:p>
      <text:p text:style-name="P8">rank(y)</text:p>
      <text:p text:style-name="P8">f=simple.lm(x,y)</text:p>
      <text:p text:style-name="P8">identify(x,y,n=5)</text:p>
      <text:p text:style-name="P3">library(UsingR)</text:p>
      <text:p text:style-name="P3">data(babies)</text:p>
      <text:p text:style-name="P3">attach(babies)</text:p>
      <text:p text:style-name="P3">names(babies)</text:p>
      <text:p text:style-name="P3">x=age</text:p>
      <text:p text:style-name="P3">y=wt</text:p>
      <text:p text:style-name="P3">#koeficient na korelaciq</text:p>
      <text:p text:style-name="P3"/>
      <text:p text:style-name="P3">#tova e za age i weight na pearson</text:p>
      <text:p text:style-name="P3">plot(x,y)</text:p>
      <text:p text:style-name="P3">cor(x,y)</text:p>
      <text:p text:style-name="P3">cor(x,y)^2</text:p>
      <text:p text:style-name="P3">#R -&gt; -1 =&gt; obratno korelirane (slaba zavisimost)</text:p>
      <text:p text:style-name="P3">#R^2 -&gt; 1 =&gt; silna korelaciq</text:p>
      <text:p text:style-name="P3">#R-&gt;0 =&gt; slaba zavisimost m/u x i y (slaba koreliranost)</text:p>
      <text:p text:style-name="P3">summary(lm.res)</text:p>
      <text:p text:style-name="P3"/>
      <text:p text:style-name="P3"/>
      <text:p text:style-name="P3">#sega za age i weight na spearman</text:p>
      <text:p text:style-name="P3">rank(x)</text:p>
      <text:p text:style-name="P3">rank(y)</text:p>
      <text:p text:style-name="P3">l=simple.lm(x,y)</text:p>
      <text:p text:style-name="P3">#simple.lm(age,weight)</text:p>
      <text:p text:style-name="P3">identify(x,y,n=20)#za da moga da cuk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5M03S</meta:editing-duration>
    <meta:editing-cycles>4</meta:editing-cycles>
    <meta:generator>OpenOffice.org/3.2$Win32 OpenOffice.org_project/320m18$Build-9502</meta:generator>
    <dc:date>2011-04-06T02:44:12.85</dc:date>
    <dc:creator>vitaliy filipov</dc:creator>
    <meta:document-statistic meta:table-count="0" meta:image-count="0" meta:object-count="0" meta:page-count="6" meta:paragraph-count="226" meta:word-count="792" meta:character-count="6124"/>
    <meta:user-defined meta:name="Info 1"/>
    <meta:user-defined meta:name="Info 2"/>
    <meta:user-defined meta:name="Info 3"/>
    <meta:user-defined meta:name="Info 4"/>
  </office:meta>
</office:document-meta>
</file>